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3000002196290F91A.png"/>
  <manifest:file-entry manifest:media-type="image/png" manifest:full-path="Pictures/10000201000001900000005D1CC87F3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ffffff" draw:auto-grow-height="true" fo:min-height="11.428cm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7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87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stroke="none" draw:fill="none" draw:fill-color="#ffffff" draw:auto-grow-height="true" fo:min-height="11.428cm"/>
    </style:style>
    <style:style style:name="pr6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87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87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87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87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87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87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87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87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87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87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87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87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87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87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87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879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879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87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87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879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879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text-indent="0cm" style:punctuation-wrap="hanging" style:line-break="strict" style:writing-mode="lr-tb" style:font-independent-line-spacing="true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.211cm" fo:margin-bottom="0cm" fo:text-indent="0cm" style:punctuation-wrap="hanging" style:line-break="strict" style:writing-mode="lr-tb" style:font-independent-line-spacing="true"/>
      <style:text-properties fo:font-family="'Courier New'" style:font-family-generic="modern" style:font-pitch="fixed" fo:font-size="20pt"/>
    </style:style>
    <style:style style:name="P9" style:family="paragraph">
      <style:paragraph-properties fo:margin-left="0cm" fo:margin-right="0cm" fo:margin-top="0.211cm" fo:margin-bottom="0cm" fo:text-indent="0cm" style:punctuation-wrap="hanging" style:line-break="strict" style:writing-mode="lr-tb" style:font-independent-line-spacing="true"/>
      <style:text-properties fo:font-family="'Courier New'" style:font-family-generic="modern" style:font-pitch="fixed" fo:font-size="20pt" fo:font-weight="normal" style:font-weight-asian="normal" style:font-weight-complex="normal"/>
    </style:style>
    <style:style style:name="P10" style:family="paragraph">
      <style:paragraph-properties fo:margin-left="0cm" fo:margin-right="0cm" fo:margin-top="0.211cm" fo:margin-bottom="0cm" fo:text-indent="0cm" style:punctuation-wrap="hanging" style:line-break="strict" style:writing-mode="lr-tb" style:font-independent-line-spacing="true"/>
      <style:text-properties fo:font-family="Calibri" style:font-family-generic="swiss" fo:font-size="22pt" fo:font-weight="normal" style:font-size-asian="22pt" style:font-weight-asian="normal" style:font-size-complex="22pt" style:font-weight-complex="normal"/>
    </style:style>
    <style:style style:name="P11" style:family="paragraph">
      <style:paragraph-properties fo:margin-left="0cm" fo:margin-right="0cm" fo:margin-top="0.211cm" fo:margin-bottom="0cm" fo:text-align="center" fo:text-indent="0cm" style:punctuation-wrap="hanging" style:line-break="strict"/>
    </style:style>
    <style:style style:name="T1" style:family="text">
      <style:text-properties fo:color="#ffffff" fo:font-family="Arial" style:font-pitch="variable" fo:font-size="44pt" fo:language="en" fo:country="US" fo:font-weight="bold" style:font-size-asian="44pt" style:font-weight-asian="bold" style:font-size-complex="44pt" style:font-weight-complex="bold"/>
    </style:style>
    <style:style style:name="T2" style:family="text">
      <style:text-properties fo:color="#ffffff" fo:font-family="'Myriad Web'" style:font-pitch="variable" fo:font-size="36pt" fo:language="en" fo:country="US" style:font-size-asian="36pt" style:font-size-complex="36pt"/>
    </style:style>
    <style:style style:name="T3" style:family="text">
      <style:text-properties fo:language="en" fo:country="US"/>
    </style:style>
    <style:style style:name="T4" style:family="text">
      <style:text-properties fo:font-size="22pt" fo:language="en" fo:country="US" style:font-size-asian="22pt" style:font-size-complex="22pt"/>
    </style:style>
    <style:style style:name="T5" style:family="text">
      <style:text-properties fo:font-family="'Courier New'" style:font-family-generic="modern" style:font-pitch="fixed" fo:font-size="20pt" fo:language="en" fo:country="US" style:font-size-asian="22pt" style:font-size-complex="22pt"/>
    </style:style>
    <style:style style:name="T6" style:family="text">
      <style:text-properties fo:font-family="'Courier New'" style:font-family-generic="modern" style:font-pitch="fixed" fo:font-size="20pt" fo:language="en" fo:country="US" fo:font-weight="normal" style:font-size-asian="22pt" style:font-weight-asian="normal" style:font-size-complex="22pt" style:font-weight-complex="normal"/>
    </style:style>
    <style:style style:name="T7" style:family="text">
      <style:text-properties fo:font-family="Calibri" style:font-family-generic="swiss" fo:font-size="22pt" fo:language="en" fo:country="US" fo:font-weight="normal" style:font-size-asian="22pt" style:font-weight-asian="normal" style:font-size-complex="22pt" style:font-weight-complex="normal"/>
    </style:style>
    <style:style style:name="T8" style:family="text">
      <style:text-properties fo:font-size="22pt" fo:language="en" fo:country="US" fo:font-weight="normal" style:font-size-asian="22pt" style:font-weight-asian="normal" style:font-size-complex="22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4.509cm" svg:height="3.988cm" svg:x="5.335cm" svg:y="8.223cm" presentation:class="title" presentation:user-transformed="true">
          <draw:text-box>
            <text:list text:style-name="L1">
              <text:list-item>
                <text:p text:style-name="P1"><text:span text:style-name="T1">Using the PostgreSQL</text:span><text:span text:style-name="T1"><text:line-break/></text:span><text:span text:style-name="T1">System Catalogs</text:span></text:p>
              </text:list-item>
            </text:list>
          </draw:text-box>
        </draw:frame>
        <draw:custom-shape draw:style-name="gr1" draw:text-style-name="P2" draw:layer="layout" svg:width="15.98cm" svg:height="3.307cm" svg:x="5.83cm" svg:y="12.603cm">
          <text:list text:style-name="L1">
            <text:list-header>
              <text:p text:style-name="P3"><text:span text:style-name="T2">Robert Haas</text:span><text:span text:style-name="T2"><text:line-break/></text:span><text:span text:style-name="T2">EnterpriseD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357cm" svg:height="2.039cm" svg:x="1.057cm" svg:y="0.079cm" presentation:class="title" presentation:user-transformed="true">
          <draw:text-box>
            <text:list text:style-name="L1">
              <text:list-header>
                <text:p text:style-name="P4"><text:span text:style-name="T3">The Goal</text:span></text:p>
              </text:list-header>
            </text:list>
          </draw:text-box>
        </draw:frame>
        <draw:frame presentation:style-name="pr4" draw:text-style-name="P6" draw:layer="layout" svg:width="22.075cm" svg:height="15.139cm" svg:x="1.354cm" svg:y="2.641cm" presentation:class="outline" presentation:user-transformed="true">
          <draw:text-box>
            <text:list text:style-name="L2">
              <text:list-header>
                <text:p text:style-name="P5"><text:span text:style-name="T4"/></text:p>
              </text:list-header>
              <text:list-item>
                <text:p text:style-name="P5"><text:span text:style-name="T4">Get information about how PostgreSQL is configured.</text:span></text:p>
                <text:p text:style-name="P5"><text:span text:style-name="T4"/></text:p>
              </text:list-item>
              <text:list-item>
                <text:p text:style-name="P5"><text:span text:style-name="T4">Get information about what PostgreSQL is doing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5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357cm" svg:height="2.039cm" svg:x="1.057cm" svg:y="0.079cm" presentation:class="title" presentation:user-transformed="true">
          <draw:text-box>
            <text:list text:style-name="L1">
              <text:list-header>
                <text:p text:style-name="P4"><text:span text:style-name="T3">How To Get Information</text:span></text:p>
              </text:list-header>
            </text:list>
          </draw:text-box>
        </draw:frame>
        <draw:frame presentation:style-name="pr6" draw:text-style-name="P6" draw:layer="layout" svg:width="22.075cm" svg:height="15.139cm" svg:x="1.354cm" svg:y="2.641cm" presentation:class="outline" presentation:user-transformed="true">
          <draw:text-box>
            <text:list text:style-name="L2">
              <text:list-header>
                <text:p text:style-name="P5"><text:span text:style-name="T4"/></text:p>
              </text:list-header>
              <text:list-item>
                <text:p text:style-name="P5"><text:span text:style-name="T4">Ask PostgreSQL itself.</text:span></text:p>
                <text:p text:style-name="P5"><text:span text:style-name="T4"/></text:p>
              </text:list-item>
              <text:list-item>
                <text:p text:style-name="P5"><text:span text:style-name="T4">Examine the logs.</text:span></text:p>
                <text:p text:style-name="P5"><text:span text:style-name="T4"/></text:p>
              </text:list-item>
              <text:list-item>
                <text:p text:style-name="P5"><text:span text:style-name="T4">Read the configuration files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5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357cm" svg:height="2.039cm" svg:x="1.057cm" svg:y="0.079cm" presentation:class="title" presentation:user-transformed="true">
          <draw:text-box>
            <text:list text:style-name="L1">
              <text:list-header>
                <text:p text:style-name="P4"><text:span text:style-name="T3">How To Get Information</text:span></text:p>
              </text:list-header>
            </text:list>
          </draw:text-box>
        </draw:frame>
        <draw:frame presentation:style-name="pr7" draw:text-style-name="P6" draw:layer="layout" svg:width="22.075cm" svg:height="15.139cm" svg:x="1.354cm" svg:y="2.641cm" presentation:class="outline" presentation:user-transformed="true">
          <draw:text-box>
            <text:list text:style-name="L2">
              <text:list-header>
                <text:p text:style-name="P5"><text:span text:style-name="T4"/></text:p>
              </text:list-header>
              <text:list-item>
                <text:p text:style-name="P5"><text:span text:style-name="T4">Ask PostgreSQL itself.</text:span></text:p>
                <text:list>
                  <text:list-item>
                    <text:p><text:span text:style-name="T4">System tables (aka system catalogs).</text:span></text:p>
                  </text:list-item>
                  <text:list-item>
                    <text:p><text:span text:style-name="T4">System views.</text:span></text:p>
                  </text:list-item>
                  <text:list-item>
                    <text:p><text:span text:style-name="T4">System functions.</text:span></text:p>
                  </text:list-item>
                </text:list>
                <text:p text:style-name="P5"><text:span text:style-name="T4"/></text:p>
              </text:list-item>
              <text:list-item>
                <text:p text:style-name="P5"><text:span text:style-name="T4">Examine the logs.</text:span></text:p>
                <text:p text:style-name="P5"><text:span text:style-name="T4"/></text:p>
              </text:list-item>
              <text:list-item>
                <text:p text:style-name="P5"><text:span text:style-name="T4">Read the configuration files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5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357cm" svg:height="2.039cm" svg:x="1.057cm" svg:y="0.079cm" presentation:class="title" presentation:user-transformed="true">
          <draw:text-box>
            <text:list text:style-name="L1">
              <text:list-header>
                <text:p text:style-name="P4"><text:span text:style-name="T3">System Objects</text:span></text:p>
              </text:list-header>
            </text:list>
          </draw:text-box>
        </draw:frame>
        <draw:frame presentation:style-name="pr8" draw:text-style-name="P6" draw:layer="layout" svg:width="22.075cm" svg:height="15.139cm" svg:x="1.354cm" svg:y="2.641cm" presentation:class="outline" presentation:user-transformed="true">
          <draw:text-box>
            <text:list text:style-name="L2">
              <text:list-item>
                <text:p text:style-name="P5"><text:span text:style-name="T4">System tables (catalogs), views, and functions exist within a special schema called pg_catalog.</text:span><text:span text:style-name="T4"><text:line-break/></text:span><text:span text:style-name="T4"/></text:p>
              </text:list-item>
              <text:list-item>
                <text:p text:style-name="P5"><text:span text:style-name="T4">It's always in your search path, but not necessarily first.</text:span><text:span text:style-name="T4"><text:line-break/></text:span><text:span text:style-name="T4"/></text:p>
              </text:list-item>
              <text:list-item>
                <text:p text:style-name="P5"><text:span text:style-name="T4">If using psql, you can list objects using the \d commands, and you can add S (or a pattern) to also see system objects.</text:span></text:p>
                <text:list>
                  <text:list-header>
                    <text:p><text:span text:style-name="T4">Example: \df vs. \df pg_* vs. \dfS</text:span><text:span text:style-name="T4"><text:line-break/></text:span><text:span text:style-name="T4"/></text:p>
                  </text:list-header>
                </text:list>
              </text:list-item>
              <text:list-item>
                <text:p text:style-name="P5"><text:span text:style-name="T4">Some system objects are there for your benefit (e.g. pg_database_size) and some are entirely implementation details (e.g. int4gt). <text:s/>System tables (catalogs) are somewhere in the middle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5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357cm" svg:height="2.039cm" svg:x="1.057cm" svg:y="0.079cm" presentation:class="title" presentation:user-transformed="true">
          <draw:text-box>
            <text:list text:style-name="L1">
              <text:list-header>
                <text:p text:style-name="P4"><text:span text:style-name="T3">System Catalog Performance</text:span></text:p>
              </text:list-header>
            </text:list>
          </draw:text-box>
        </draw:frame>
        <draw:frame presentation:style-name="pr9" draw:text-style-name="P6" draw:layer="layout" svg:width="22.075cm" svg:height="15.139cm" svg:x="1.354cm" svg:y="2.641cm" presentation:class="outline" presentation:user-transformed="true">
          <draw:text-box>
            <text:list text:style-name="L2">
              <text:list-item>
                <text:p text:style-name="P5"><text:span text:style-name="T4">Access to system catalogs must be FAST, because they are used extensively by the system.</text:span></text:p>
                <text:p text:style-name="P5"><text:span text:style-name="T4"/></text:p>
              </text:list-item>
              <text:list-item>
                <text:p text:style-name="P5"><text:span text:style-name="T4">Every SQL command requires many system catalog lookups.</text:span><text:span text:style-name="T4"><text:line-break/></text:span><text:span text:style-name="T4"/></text:p>
              </text:list-item>
              <text:list-item>
                <text:p text:style-name="P5"><text:span text:style-name="T4">Imagine that you want to design a structure for storing a table row that allows really, really fast storage, retrieval, and data access. <text:s/>What would you pick? 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5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357cm" svg:height="2.039cm" svg:x="1.057cm" svg:y="0.079cm" presentation:class="title" presentation:user-transformed="true">
          <draw:text-box>
            <text:list text:style-name="L1">
              <text:list-header>
                <text:p text:style-name="P4"><text:span text:style-name="T3">Tuple on-disk format</text:span></text:p>
              </text:list-header>
            </text:list>
          </draw:text-box>
        </draw:frame>
        <draw:frame presentation:style-name="pr10" draw:text-style-name="P6" draw:layer="layout" svg:width="22.075cm" svg:height="15.139cm" svg:x="1.354cm" svg:y="2.641cm" presentation:class="outline" presentation:user-transformed="true">
          <draw:text-box>
            <text:list text:style-name="L2">
              <text:list-item>
                <text:p text:style-name="P5"><text:span text:style-name="T4">Tuple data can be fixed width or variable width, and there can be NULLs.</text:span><text:span text:style-name="T4"><text:line-break/></text:span><text:span text:style-name="T4"/></text:p>
              </text:list-item>
              <text:list-item>
                <text:p text:style-name="P5"><text:span text:style-name="T4">If all fields are fixed width and NOT NULL, then the format is identical to a C struct.</text:span><text:span text:style-name="T4"><text:line-break/></text:span><text:span text:style-name="T4"/></text:p>
              </text:list-item>
              <text:list-item>
                <text:p text:style-name="P5"><text:span text:style-name="T4">System tables are designed so that every column is fixed width AND NOT NULL, or else it's variable-width and allows NULLs.</text:span><text:span text:style-name="T4"><text:line-break/></text:span><text:span text:style-name="T4"/></text:p>
              </text:list-item>
              <text:list-item>
                <text:p text:style-name="P5"><text:span text:style-name="T4">The fixed-width, NOT NULL fields are always first – so we can overlay them onto a struct.</text:span><text:span text:style-name="T4"><text:line-break/></text:span><text:span text:style-name="T4"/></text:p>
              </text:list-item>
              <text:list-item>
                <text:p text:style-name="P5"><text:span text:style-name="T4">Special type 'name' for storing table, column, function, etc. name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5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357cm" svg:height="2.039cm" svg:x="1.057cm" svg:y="0.079cm" presentation:class="title" presentation:user-transformed="true">
          <draw:text-box>
            <text:list text:style-name="L1">
              <text:list-header>
                <text:p text:style-name="P4"><text:span text:style-name="T3">Arcane Implementation Details</text:span></text:p>
              </text:list-header>
            </text:list>
          </draw:text-box>
        </draw:frame>
        <draw:frame presentation:style-name="pr11" draw:text-style-name="P6" draw:layer="layout" svg:width="22.075cm" svg:height="15.139cm" svg:x="1.354cm" svg:y="2.641cm" presentation:class="outline" presentation:user-transformed="true">
          <draw:text-box>
            <text:list text:style-name="L2">
              <text:list-item>
                <text:p text:style-name="P5"><text:span text:style-name="T4">Every table has either 6 or 7 “hidden columns”, which are called ctid, xmin, cmin, xmax, cmax, tableoid, and possibly oid. <text:s/>Except for oid, these are mostly useful for forensics.</text:span></text:p>
                <text:p text:style-name="P5"><text:span text:style-name="T4"/></text:p>
              </text:list-item>
              <text:list-item>
                <text:p text:style-name="P5"><text:span text:style-name="T4">oid is basically an unsigned integer. <text:s/>In very old versions of PG, all tables had OIDs. <text:s/>(It's possible you still do, if you upgrade via dump-and-reload: consider using ALTER TABLE .. SET WITHOUT OIDS.)</text:span></text:p>
                <text:p text:style-name="P5"><text:span text:style-name="T4"/></text:p>
              </text:list-item>
              <text:list-item>
                <text:p text:style-name="P5"><text:span text:style-name="T4">Most system tables still have OIDs (and thus, an oid column) and this is often the primary key.</text:span></text:p>
                <text:p text:style-name="P5"><text:span text:style-name="T4"/></text:p>
              </text:list-item>
              <text:list-item>
                <text:p text:style-name="P5"><text:span text:style-name="T4">SELECT oid, * FROM table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5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357cm" svg:height="2.039cm" svg:x="1.057cm" svg:y="0.079cm" presentation:class="title" presentation:user-transformed="true">
          <draw:text-box>
            <text:list text:style-name="L1">
              <text:list-header>
                <text:p text:style-name="P4"><text:span text:style-name="T3">OIDs vs. Names</text:span></text:p>
              </text:list-header>
            </text:list>
          </draw:text-box>
        </draw:frame>
        <draw:frame presentation:style-name="pr12" draw:text-style-name="P6" draw:layer="layout" svg:width="22.075cm" svg:height="15.139cm" svg:x="1.354cm" svg:y="2.641cm" presentation:class="outline" presentation:user-transformed="true">
          <draw:text-box>
            <text:list text:style-name="L2">
              <text:list-item>
                <text:p text:style-name="P5"><text:span text:style-name="T4">In SQL, users refer to objects by name.</text:span></text:p>
                <text:p text:style-name="P5"><text:span text:style-name="T4"/></text:p>
              </text:list-item>
              <text:list-item>
                <text:p text:style-name="P5"><text:span text:style-name="T4">Internally, PostgreSQL refers to most objects by OID</text:span></text:p>
                <text:p text:style-name="P5"><text:span text:style-name="T4">(you call that table “bob” but I call it “19427”).</text:span></text:p>
                <text:p text:style-name="P5"><text:span text:style-name="T4"/></text:p>
              </text:list-item>
              <text:list-item>
                <text:p text:style-name="P5"><text:span text:style-name="T4">It's much faster to store and compare 4-byte OIDs than to compare names of up to 64 bytes.</text:span></text:p>
                <text:p text:style-name="P5"><text:span text:style-name="T4"/></text:p>
              </text:list-item>
              <text:list-item>
                <text:p text:style-name="P5"><text:span text:style-name="T4">Comparing the names wouldn't work anyway, because you could have objects with the same name in different schemas.</text:span></text:p>
                <text:p text:style-name="P5"><text:span text:style-name="T4"/></text:p>
              </text:list-item>
              <text:list-item>
                <text:p text:style-name="P5"><text:span text:style-name="T4">Also, operators and functions can be overloaded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frame presentation:style-name="pr5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357cm" svg:height="2.039cm" svg:x="1.057cm" svg:y="0.079cm" presentation:class="title" presentation:user-transformed="true">
          <draw:text-box>
            <text:list text:style-name="L1">
              <text:list-header>
                <text:p text:style-name="P4"><text:span text:style-name="T3">Example System Catalog</text:span></text:p>
              </text:list-header>
            </text:list>
          </draw:text-box>
        </draw:frame>
        <draw:frame presentation:style-name="pr13" draw:text-style-name="P8" draw:layer="layout" svg:width="22.075cm" svg:height="15.498cm" svg:x="1.354cm" svg:y="2.641cm" presentation:class="outline" presentation:user-transformed="true">
          <draw:text-box>
            <text:list text:style-name="L2">
              <text:list-header>
                <text:p text:style-name="P5"><text:span text:style-name="T5"><text:s text:c="2"/></text:span><text:span text:style-name="T5">Table "pg_catalog.pg_tablespace"</text:span></text:p>
                <text:p text:style-name="P5"><text:span text:style-name="T5"><text:s text:c="3"/></text:span><text:span text:style-name="T5">Column <text:s text:c="3"/>| <text:s text:c="2"/>Type <text:s text:c="3"/>| Modifiers </text:span></text:p>
                <text:p text:style-name="P5"><text:span text:style-name="T5">-------------+-----------+-----------</text:span></text:p>
                <text:p text:style-name="P5"><text:span text:style-name="T5"><text:s/></text:span><text:span text:style-name="T5">spcname <text:s text:c="4"/>| name <text:s text:c="5"/>| not null</text:span></text:p>
                <text:p text:style-name="P5"><text:span text:style-name="T5"><text:s/></text:span><text:span text:style-name="T5">spcowner <text:s text:c="3"/>| oid <text:s text:c="6"/>| not null</text:span></text:p>
                <text:p text:style-name="P5"><text:span text:style-name="T5"><text:s/></text:span><text:span text:style-name="T5">spclocation | text <text:s text:c="5"/>| </text:span></text:p>
                <text:p text:style-name="P5"><text:span text:style-name="T5"><text:s/></text:span><text:span text:style-name="T5">spcacl <text:s text:c="5"/>| aclitem[] | </text:span></text:p>
                <text:p text:style-name="P5"><text:span text:style-name="T5"><text:s/></text:span><text:span text:style-name="T5">spcoptions <text:s/>| text[] <text:s text:c="3"/>| </text:span></text:p>
                <text:p text:style-name="P5"><text:span text:style-name="T5">Indexes:</text:span></text:p>
                <text:p text:style-name="P5"><text:span text:style-name="T5"><text:s text:c="4"/></text:span><text:span text:style-name="T5">"pg_tablespace_oid_index" UNIQUE, btree (oid), tablespace "pg_global"</text:span></text:p>
                <text:p text:style-name="P5"><text:span text:style-name="T5"><text:s text:c="4"/></text:span><text:span text:style-name="T5">"pg_tablespace_spcname_index" UNIQUE, btree (spcname), tablespace "pg_global"</text:span></text:p>
                <text:p text:style-name="P5"><text:span text:style-name="T5">Tablespace: "pg_global"</text:span></text:p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frame presentation:style-name="pr5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357cm" svg:height="2.039cm" svg:x="1.057cm" svg:y="0.079cm" presentation:class="title" presentation:user-transformed="true">
          <draw:text-box>
            <text:list text:style-name="L1">
              <text:list-header>
                <text:p text:style-name="P4"><text:span text:style-name="T3">Use psql -E to get queries</text:span></text:p>
              </text:list-header>
            </text:list>
          </draw:text-box>
        </draw:frame>
        <draw:frame presentation:style-name="pr14" draw:text-style-name="P9" draw:layer="layout" svg:width="22.075cm" svg:height="15.139cm" svg:x="1.354cm" svg:y="2.641cm" presentation:class="outline" presentation:user-transformed="true">
          <draw:text-box>
            <text:list text:style-name="L2">
              <text:list-header>
                <text:p text:style-name="P5"><text:span text:style-name="T6"/></text:p>
                <text:p text:style-name="P5"><text:span text:style-name="T7">Query for \db (which lists tablespaces):</text:span></text:p>
                <text:p text:style-name="P5"><text:span text:style-name="T6"/></text:p>
                <text:p text:style-name="P5"><text:span text:style-name="T6">SELECT spcname AS "Name",</text:span></text:p>
                <text:p text:style-name="P5"><text:span text:style-name="T6"><text:s text:c="2"/></text:span><text:span text:style-name="T6">pg_catalog.pg_get_userbyid(spcowner) AS "Owner",</text:span></text:p>
                <text:p text:style-name="P5"><text:span text:style-name="T6"><text:s text:c="2"/></text:span><text:span text:style-name="T6">spclocation AS "Location"</text:span></text:p>
                <text:p text:style-name="P5"><text:span text:style-name="T6">FROM pg_catalog.pg_tablespace</text:span></text:p>
                <text:p text:style-name="P5"><text:span text:style-name="T6">ORDER BY 1;</text:span></text:p>
                <text:p text:style-name="P5"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frame presentation:style-name="pr5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357cm" svg:height="2.039cm" svg:x="1.057cm" svg:y="0.079cm" presentation:class="title" presentation:user-transformed="true">
          <draw:text-box>
            <text:list text:style-name="L1">
              <text:list-header>
                <text:p text:style-name="P4"><text:span text:style-name="T3">Use reg* types to format names</text:span></text:p>
              </text:list-header>
            </text:list>
          </draw:text-box>
        </draw:frame>
        <draw:frame presentation:style-name="pr15" draw:text-style-name="P10" draw:layer="layout" svg:width="22.075cm" svg:height="15.139cm" svg:x="1.354cm" svg:y="2.641cm" presentation:class="outline" presentation:user-transformed="true">
          <draw:text-box>
            <text:list text:style-name="L2">
              <text:list-item>
                <text:p text:style-name="P5"><text:span text:style-name="T7">Functions: regproc, regprocedure</text:span></text:p>
              </text:list-item>
              <text:list-item>
                <text:p text:style-name="P5"><text:span text:style-name="T7">Operators: regoper, regoperator</text:span></text:p>
              </text:list-item>
              <text:list-item>
                <text:p text:style-name="P5"><text:span text:style-name="T7">Relations: regclass</text:span></text:p>
              </text:list-item>
              <text:list-item>
                <text:p text:style-name="P5"><text:span text:style-name="T7">Types: regtype</text:span></text:p>
              </text:list-item>
              <text:list-item>
                <text:p text:style-name="P5"><text:span text:style-name="T7">Text search configurations: regconfig</text:span></text:p>
              </text:list-item>
              <text:list-item>
                <text:p text:style-name="P5"><text:span text:style-name="T7">Text search dictionaries: regdictionary</text:span></text:p>
                <text:p text:style-name="P5"><text:span text:style-name="T7"/></text:p>
                <text:p text:style-name="P5"><text:span text:style-name="T7">You can cast between these types and text, and also between these types and the oid type.</text:span><text:span text:style-name="T7"><text:line-break/></text:span><text:span text:style-name="T7"/></text:p>
                <text:p text:style-name="P5"><text:span text:style-name="T7">It's better to cast from OID when possible – faster, and less chance of misinterpretation due to search_path. <text:s/>But text is handy for quick and dirty stuff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frame presentation:style-name="pr5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357cm" svg:height="2.039cm" svg:x="1.057cm" svg:y="0.079cm" presentation:class="title" presentation:user-transformed="true">
          <draw:text-box>
            <text:list text:style-name="L1">
              <text:list-item>
                <text:p text:style-name="P4"><text:span text:style-name="T3">Introspection</text:span></text:p>
              </text:list-item>
            </text:list>
          </draw:text-box>
        </draw:frame>
        <draw:frame presentation:style-name="pr16" draw:text-style-name="P10" draw:layer="layout" svg:width="22.075cm" svg:height="15.139cm" svg:x="1.354cm" svg:y="2.641cm" presentation:class="outline" presentation:user-transformed="true">
          <draw:text-box>
            <text:list text:style-name="L2">
              <text:list-item>
                <text:p text:style-name="P5"><text:span text:style-name="T7">pg_class (relations: tables, views, indices, sequences)</text:span></text:p>
                <text:list>
                  <text:list-item>
                    <text:p><text:span text:style-name="T7">oid, relname, relkind, relowner, relpages, reltuples, relfilenode, relnamespace, reltablespace, more...</text:span></text:p>
                  </text:list-item>
                </text:list>
              </text:list-item>
              <text:list-item>
                <text:p text:style-name="P5"><text:span text:style-name="T7">pg_attribute (columns)</text:span></text:p>
                <text:list>
                  <text:list-item>
                    <text:p><text:span text:style-name="T7">attname, attnum, attrelid, more...</text:span></text:p>
                  </text:list-item>
                </text:list>
              </text:list-item>
              <text:list-item>
                <text:p><text:span text:style-name="T7">pg_index (indices, which also appear in pg_class)</text:span></text:p>
                <text:list>
                  <text:list-item>
                    <text:p><text:span text:style-name="T7">Indexrelid, indrelid, indnatts, indisunique, indisprimary, more...</text:span></text:p>
                  </text:list-item>
                </text:list>
              </text:list-item>
              <text:list-item>
                <text:p text:style-name="P5"><text:span text:style-name="T7">pg_proc (functions)</text:span></text:p>
                <text:list>
                  <text:list-item>
                    <text:p><text:span text:style-name="T7">oid, proname, proowner, pronamespace, proisagg, proiswindow, provariadic, more...</text:span></text:p>
                  </text:list-item>
                </text:list>
                <text:p><text:span text:style-name="T7"/></text:p>
                <text:p text:style-name="P5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frame presentation:style-name="pr5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357cm" svg:height="2.039cm" svg:x="1.057cm" svg:y="0.079cm" presentation:class="title" presentation:user-transformed="true">
          <draw:text-box>
            <text:list text:style-name="L1">
              <text:list-item>
                <text:p text:style-name="P4"><text:span text:style-name="T3">Introspection, continued.</text:span></text:p>
              </text:list-item>
            </text:list>
          </draw:text-box>
        </draw:frame>
        <draw:frame presentation:style-name="pr17" draw:text-style-name="P10" draw:layer="layout" svg:width="22.075cm" svg:height="15.139cm" svg:x="1.354cm" svg:y="2.641cm" presentation:class="outline" presentation:user-transformed="true">
          <draw:text-box>
            <text:list text:style-name="L2">
              <text:list-header>
                <text:p text:style-name="P5"><text:span text:style-name="T7"/></text:p>
              </text:list-header>
              <text:list-item>
                <text:p><text:span text:style-name="T7">Example: SELECT c.oid::regclass FROM pg_class c WHERE relkind = 'r' AND NOT EXISTS (SELECT 1 FROM pg_index i WHERE i.indrelid = c.oid);</text:span></text:p>
                <text:p text:style-name="P5"><text:span text:style-name="T7"/></text:p>
              </text:list-item>
              <text:list-item>
                <text:p text:style-name="P5"><text:span text:style-name="T7">Example: SELECT oid::regprocedure FROM pg_proc WHERE 'text'::regtype = any(proargtypes);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4" presentation:class="page"/>
          <draw:frame presentation:style-name="pr5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357cm" svg:height="2.039cm" svg:x="1.057cm" svg:y="0.079cm" presentation:class="title" presentation:user-transformed="true">
          <draw:text-box>
            <text:list text:style-name="L1">
              <text:list-item>
                <text:p text:style-name="P4"><text:span text:style-name="T3">Disk Footprint</text:span></text:p>
              </text:list-item>
            </text:list>
          </draw:text-box>
        </draw:frame>
        <draw:frame presentation:style-name="pr18" draw:text-style-name="P10" draw:layer="layout" svg:width="22.075cm" svg:height="15.139cm" svg:x="1.354cm" svg:y="2.641cm" presentation:class="outline" presentation:user-transformed="true">
          <draw:text-box>
            <text:list text:style-name="L2">
              <text:list-item>
                <text:p text:style-name="P5"><text:span text:style-name="T7">Table: pg_database</text:span></text:p>
                <text:list>
                  <text:list-item>
                    <text:p><text:span text:style-name="T7">oid, datname, others...</text:span></text:p>
                  </text:list-item>
                  <text:list-item>
                    <text:p><text:span text:style-name="T7">pg_database_size() = size of entire database</text:span></text:p>
                  </text:list-item>
                </text:list>
              </text:list-item>
              <text:list-item>
                <text:p><text:span text:style-name="T7">Table: pg_class</text:span></text:p>
                <text:list>
                  <text:list-item>
                    <text:p><text:span text:style-name="T7">oid, relname, relkind, others...</text:span></text:p>
                  </text:list-item>
                  <text:list-item>
                    <text:p><text:span text:style-name="T7">pg_relation_size() = size of relation</text:span></text:p>
                  </text:list-item>
                  <text:list-item>
                    <text:p><text:span text:style-name="T7">pg_indexes_size() = size of relation indices</text:span></text:p>
                  </text:list-item>
                  <text:list-item>
                    <text:p><text:span text:style-name="T7">pg_total_relation_size() = size, with indices and TOAST table</text:span></text:p>
                  </text:list-item>
                </text:list>
              </text:list-item>
              <text:list-item>
                <text:p><text:span text:style-name="T7">Table: pg_tablespace</text:span></text:p>
                <text:list>
                  <text:list-item>
                    <text:p><text:span text:style-name="T7">oid, spcname, others...</text:span></text:p>
                  </text:list-item>
                  <text:list-item>
                    <text:p><text:span text:style-name="T7">pg_tablespace_size() = size of tablespace (across all DB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5" presentation:class="page"/>
          <draw:frame presentation:style-name="pr5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357cm" svg:height="2.039cm" svg:x="1.057cm" svg:y="0.079cm" presentation:class="title" presentation:user-transformed="true">
          <draw:text-box>
            <text:list text:style-name="L1">
              <text:list-item>
                <text:p text:style-name="P4"><text:span text:style-name="T3">Disk Footprint, continued.</text:span></text:p>
              </text:list-item>
            </text:list>
          </draw:text-box>
        </draw:frame>
        <draw:frame presentation:style-name="pr19" draw:text-style-name="P10" draw:layer="layout" svg:width="22.075cm" svg:height="15.139cm" svg:x="1.354cm" svg:y="2.641cm" presentation:class="outline" presentation:user-transformed="true">
          <draw:text-box>
            <text:list text:style-name="L2">
              <text:list-item>
                <text:p text:style-name="P5"><text:span text:style-name="T7">pg_size_pretty() converts to more human readable units</text:span></text:p>
                <text:list>
                  <text:list-header>
                    <text:p><text:span text:style-name="T7">e.g. pg_size_pretty(131072) =&gt; 128 kB</text:span></text:p>
                  </text:list-header>
                </text:list>
                <text:p><text:span text:style-name="T7"/></text:p>
              </text:list-item>
              <text:list-item>
                <text:p><text:span text:style-name="T7">Sample queries:</text:span></text:p>
                <text:list>
                  <text:list-item>
                    <text:p><text:span text:style-name="T7">SELECT oid::regclass, pg_size_pretty(pg_total_relation_size(oid)) FROM pg_class WHERE relkind = 'r' ORDER BY pg_total_relation_size(oid)</text:span></text:p>
                  </text:list-item>
                  <text:list-item>
                    <text:p><text:span text:style-name="T7">SELECT datname, pg_size_pretty(pg_database_size(oid)) FROM pg_database;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6" presentation:class="page"/>
          <draw:frame presentation:style-name="pr5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357cm" svg:height="2.039cm" svg:x="1.057cm" svg:y="0.079cm" presentation:class="title" presentation:user-transformed="true">
          <draw:text-box>
            <text:list text:style-name="L1">
              <text:list-item>
                <text:p text:style-name="P4"><text:span text:style-name="T3">Transaction Log</text:span></text:p>
              </text:list-item>
            </text:list>
          </draw:text-box>
        </draw:frame>
        <draw:frame presentation:style-name="pr20" draw:text-style-name="P10" draw:layer="layout" svg:width="22.075cm" svg:height="15.139cm" svg:x="1.354cm" svg:y="2.641cm" presentation:class="outline" presentation:user-transformed="true">
          <draw:text-box>
            <text:list text:style-name="L2">
              <text:list-item>
                <text:p text:style-name="P5"><text:span text:style-name="T7">pg_current_xlog_insert_location() - XLOG generated.</text:span></text:p>
              </text:list-item>
              <text:list-item>
                <text:p text:style-name="P5"><text:span text:style-name="T7">pg_current_xlog_location() - XLOG written to OS.</text:span></text:p>
              </text:list-item>
              <text:list-item>
                <text:p text:style-name="P5"><text:span text:style-name="T7">pg_last_xlog_receive_location() - XLOG received from primary.</text:span></text:p>
              </text:list-item>
              <text:list-item>
                <text:p text:style-name="P5"><text:span text:style-name="T7">pg_last_xlog_replay_location() - XLOG replayed.</text:span></text:p>
                <text:p text:style-name="P5"><text:span text:style-name="T7"/></text:p>
              </text:list-item>
              <text:list-item>
                <text:p text:style-name="P5"><text:span text:style-name="T7">pg_xlogfile_name(text)</text:span></text:p>
              </text:list-item>
              <text:list-item>
                <text:p text:style-name="P5"><text:span text:style-name="T7">pg_xlogfile_name_offset(text)</text:span></text:p>
                <text:list>
                  <text:list-header>
                    <text:p><text:span text:style-name="T7">(argument is an xlog location)</text:span></text:p>
                  </text:list-header>
                </text:list>
                <text:p><text:span text:style-name="T7"/></text:p>
              </text:list-item>
              <text:list-item>
                <text:p><text:span text:style-name="T7">pg_start_backup()</text:span></text:p>
              </text:list-item>
              <text:list-item>
                <text:p><text:span text:style-name="T7">pg_stop_backup()</text:span></text:p>
              </text:list-item>
              <text:list-item>
                <text:p><text:span text:style-name="T7">pg_switch_xlog()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7" presentation:class="page"/>
          <draw:frame presentation:style-name="pr5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357cm" svg:height="2.039cm" svg:x="1.057cm" svg:y="0.079cm" presentation:class="title" presentation:user-transformed="true">
          <draw:text-box>
            <text:list text:style-name="L1">
              <text:list-item>
                <text:p text:style-name="P4"><text:span text:style-name="T3">Planner Statistics</text:span></text:p>
              </text:list-item>
            </text:list>
          </draw:text-box>
        </draw:frame>
        <draw:frame presentation:style-name="pr21" draw:text-style-name="P10" draw:layer="layout" svg:width="22.075cm" svg:height="15.139cm" svg:x="1.354cm" svg:y="2.641cm" presentation:class="outline" presentation:user-transformed="true">
          <draw:text-box>
            <text:list text:style-name="L2">
              <text:list-item>
                <text:p text:style-name="P5"><text:span text:style-name="T7">View: pg_stats (over table pg_statistic)</text:span></text:p>
                <text:list>
                  <text:list-item>
                    <text:p><text:span text:style-name="T7">schemaname, tablename, attname, inherited, null_frac, avg_width, n_distinct, most_common_vals, most_common_freqs, histogram_bounds, correlation</text:span></text:p>
                  </text:list-item>
                </text:list>
                <text:p><text:span text:style-name="T7"/></text:p>
              </text:list-item>
              <text:list-item>
                <text:p><text:span text:style-name="T7">ANALYZE</text:span></text:p>
              </text:list-item>
              <text:list-item>
                <text:p><text:span text:style-name="T7">ALTER TABLE .. ALTER COLUMN .. SET STATISTICS</text:span></text:p>
              </text:list-item>
              <text:list-item>
                <text:p><text:span text:style-name="T7">ALTER TABLE .. ALTER COLUMN .. SET (n_distinct = …)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8" presentation:class="page"/>
          <draw:frame presentation:style-name="pr5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357cm" svg:height="2.039cm" svg:x="1.057cm" svg:y="0.079cm" presentation:class="title" presentation:user-transformed="true">
          <draw:text-box>
            <text:list text:style-name="L1">
              <text:list-item>
                <text:p text:style-name="P4"><text:span text:style-name="T3">System Activity</text:span></text:p>
              </text:list-item>
            </text:list>
          </draw:text-box>
        </draw:frame>
        <draw:frame presentation:style-name="pr22" draw:text-style-name="P10" draw:layer="layout" svg:width="22.075cm" svg:height="15.139cm" svg:x="1.354cm" svg:y="2.641cm" presentation:class="outline" presentation:user-transformed="true">
          <draw:text-box>
            <text:list text:style-name="L2">
              <text:list-item>
                <text:p text:style-name="P5"><text:span text:style-name="T7">View: pg_stat_activity</text:span></text:p>
                <text:list>
                  <text:list-item>
                    <text:p><text:span text:style-name="T7">datid, datname, procpid, usesysid, usename, application_name, client_addr, client_port, backend_start, xact_start, query_start, waiting, current_query</text:span></text:p>
                  </text:list-item>
                </text:list>
                <text:p><text:span text:style-name="T7"/></text:p>
              </text:list-item>
              <text:list-item>
                <text:p><text:span text:style-name="T7">SELECT * FROM pg_stat_activity WHERE waiting</text:span></text:p>
                <text:p><text:span text:style-name="T7"/></text:p>
              </text:list-item>
              <text:list-item>
                <text:p><text:span text:style-name="T7">pg_backend_pid() - My backend PID (also good for GDB).</text:span></text:p>
              </text:list-item>
              <text:list-item>
                <text:p><text:span text:style-name="T7">pg_cancel_backend() - Cancel query.</text:span></text:p>
              </text:list-item>
              <text:list-item>
                <text:p><text:span text:style-name="T7">pg_terminate_backend() - Kill backend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9" presentation:class="page"/>
          <draw:frame presentation:style-name="pr5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357cm" svg:height="2.039cm" svg:x="1.057cm" svg:y="0.079cm" presentation:class="title" presentation:user-transformed="true">
          <draw:text-box>
            <text:list text:style-name="L1">
              <text:list-item>
                <text:p text:style-name="P4"><text:span text:style-name="T3">Locks</text:span></text:p>
              </text:list-item>
            </text:list>
          </draw:text-box>
        </draw:frame>
        <draw:frame presentation:style-name="pr23" draw:text-style-name="P10" draw:layer="layout" svg:width="22.075cm" svg:height="15.139cm" svg:x="1.354cm" svg:y="2.641cm" presentation:class="outline" presentation:user-transformed="true">
          <draw:text-box>
            <text:list text:style-name="L2">
              <text:list-item>
                <text:p text:style-name="P5"><text:span text:style-name="T7">View: pg_locks</text:span></text:p>
                <text:list>
                  <text:list-item>
                    <text:p><text:span text:style-name="T7">locktype, database, relation, page, tuple, virtualxid, transactionid, classid, objid, subobjid, virtualtransaction, pid, mode, granted</text:span></text:p>
                  </text:list-item>
                </text:list>
                <text:p><text:span text:style-name="T7"/></text:p>
              </text:list-item>
              <text:list-item>
                <text:p><text:span text:style-name="T7">SELECT locktype, relation::regclass, page, tuple, virtualxid, transactionid, classid::regclass, objid, objsubid, virtualtransaction, pid, mode FROM pg_locks WHERE database = (SELECT oid FROM pg_database WHERE datname <text:s/>= current_database()) AND NOT granted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0" presentation:class="page"/>
          <draw:frame presentation:style-name="pr5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357cm" svg:height="2.039cm" svg:x="1.057cm" svg:y="0.079cm" presentation:class="title" presentation:user-transformed="true">
          <draw:text-box>
            <text:list text:style-name="L1">
              <text:list-header>
                <text:p text:style-name="P4"><text:span text:style-name="T3">Statistics Views</text:span></text:p>
              </text:list-header>
            </text:list>
          </draw:text-box>
        </draw:frame>
        <draw:frame presentation:style-name="pr24" draw:text-style-name="P10" draw:layer="layout" svg:width="22.075cm" svg:height="15.139cm" svg:x="1.354cm" svg:y="2.641cm" presentation:class="outline" presentation:user-transformed="true">
          <draw:text-box>
            <text:list text:style-name="L2">
              <text:list-item>
                <text:p text:style-name="P5"><text:span text:style-name="T7">View: pg_stat_bgwriter</text:span></text:p>
                <text:list>
                  <text:list-item>
                    <text:p><text:span text:style-name="T7">checkpoints_timed, checkpoints_req, buffers_checkpoint, buffers_clean, maxwritten_clean, buffers_backend, buffers_alloc.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5"><text:span text:style-name="T7">View: pg_stat_all_tables</text:span></text:p>
                <text:list>
                  <text:list-item>
                    <text:p><text:span text:style-name="T7">relid, schemaname, relname, seq_scan, seq_tup_read, inx_scan, inx_tup_fetch, n_tup_ins, n_tup_upd, n_tup_del, n_tup_hot_upd, n_live_tup, n_dead_tup, last_vacuum, last_autovacuum, last_analyze, last_autoanalyze, vacuum_count, autovacuum_count, analyze_count, autoanalyze_count</text:span><text:span text:style-name="T7"><text:line-break/></text:span><text:span text:style-name="T7"/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1" presentation:class="page"/>
          <draw:frame presentation:style-name="pr5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357cm" svg:height="2.039cm" svg:x="1.057cm" svg:y="0.079cm" presentation:class="title" presentation:user-transformed="true">
          <draw:text-box>
            <text:list text:style-name="L1">
              <text:list-header>
                <text:p text:style-name="P4"><text:span text:style-name="T3">Statistics Views, continued.</text:span></text:p>
              </text:list-header>
            </text:list>
          </draw:text-box>
        </draw:frame>
        <draw:frame presentation:style-name="pr25" draw:text-style-name="P10" draw:layer="layout" svg:width="22.075cm" svg:height="15.139cm" svg:x="1.354cm" svg:y="2.641cm" presentation:class="outline" presentation:user-transformed="true">
          <draw:text-box>
            <text:list text:style-name="L2">
              <text:list-item>
                <text:p text:style-name="P5"><text:span text:style-name="T7">View: pg_statio_all_tables</text:span></text:p>
                <text:list>
                  <text:list-item>
                    <text:p><text:span text:style-name="T7">relid, schemaname, relname, heap_blks_read, heap_blks_hit, idx_blks_read, idx_blks_hit, toast_blks_read, toast_blks_hit, tidx_blks_read, tidx_blks_hit</text:span></text:p>
                    <text:p><text:span text:style-name="T7"/></text:p>
                  </text:list-item>
                </text:list>
              </text:list-item>
              <text:list-item>
                <text:p><text:span text:style-name="T7">“</text:span><text:span text:style-name="T7">stat” and “statio” views also exist for other kinds of objects (and for subsets, like user tables vs. all tables)</text:span></text:p>
                <text:p><text:span text:style-name="T7"/></text:p>
              </text:list-item>
              <text:list-item>
                <text:p><text:span text:style-name="T7">\dv pg_stat* and/or “The Statistics Collector” in the documentation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2" presentation:class="page"/>
          <draw:frame presentation:style-name="pr5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357cm" svg:height="2.039cm" svg:x="1.057cm" svg:y="0.079cm" presentation:class="title" presentation:user-transformed="true">
          <draw:text-box>
            <text:list text:style-name="L1">
              <text:list-header>
                <text:p text:style-name="P4"><text:span text:style-name="T3">Questions</text:span></text:p>
              </text:list-header>
            </text:list>
          </draw:text-box>
        </draw:frame>
        <draw:frame presentation:style-name="pr26" draw:text-style-name="P6" draw:layer="layout" svg:width="22.075cm" svg:height="15.139cm" svg:x="1.216cm" svg:y="2.677cm" presentation:class="outline" presentation:user-transformed="true">
          <draw:text-box>
            <text:list text:style-name="L2">
              <text:list-header>
                <text:p text:style-name="P5"><text:span text:style-name="T8"/></text:p>
                <text:p text:style-name="P5"><text:span text:style-name="T8"/></text:p>
                <text:p text:style-name="P5"><text:span text:style-name="T8"/></text:p>
                <text:p text:style-name="P5"><text:span text:style-name="T8"/></text:p>
                <text:p text:style-name="P5"><text:span text:style-name="T8"/></text:p>
                <text:p text:style-name="P11"><text:span text:style-name="T8">Any Questions?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3" presentation:class="page"/>
          <draw:frame presentation:style-name="pr5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8a0b4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8a0b4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letter-kerning="true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785cm" svg:stroke-color="#78a0b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solid" svg:stroke-width="0.22cm" svg:stroke-color="#78a0b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.424cm" fo:min-width="12.304cm" fo:padding-top="0.13cm" fo:padding-bottom="0.13cm" fo:padding-left="0.25cm" fo:padding-right="0.25cm" fo:wrap-option="no-wrap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.424cm" fo:min-width="4.371cm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Calibri" style:font-family-generic="swiss" style:font-pitch="variable" fo:font-size="10pt" fo:language="en" fo:country="US" style:font-size-asian="10pt" style:font-size-complex="10pt"/>
    </style:style>
    <style:style style:name="MT3" style:family="text">
      <style:text-properties fo:font-family="Calibri" style:font-family-generic="swiss" style:font-pitch="variable" fo:font-size="12pt" fo:language="en" fo:country="US" style:font-size-asian="12pt" style:font-size-complex="12pt"/>
    </style:style>
    <style:style style:name="MT4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MT5" style:family="text">
      <style:text-properties fo:color="#ffffff" fo:font-size="16pt" fo:language="en" fo:country="US" fo:font-weight="bold" style:font-size-asian="16pt" style:font-weight-asian="bold" style:font-size-complex="16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style-name="Mgr3" draw:text-style-name="MP3" draw:layer="backgroundobjects" svg:x1="-0.035cm" svg:y1="18.658cm" svg:x2="25.365cm" svg:y2="18.662cm">
        <text:p/>
      </draw:line>
      <draw:frame presentation:style-name="Default-title" draw:layer="backgroundobjects" svg:width="17.353cm" svg:height="1.773cm" svg:x="1.057cm" svg:y="0.212cm" presentation:class="title" presentation:placeholder="true">
        <draw:text-box/>
      </draw:frame>
      <draw:frame presentation:style-name="Default-outline1" draw:layer="backgroundobjects" svg:width="22.856cm" svg:height="13.627cm" svg:x="1.27cm" svg:y="3.387cm" presentation:class="outline" presentation:placeholder="true">
        <draw:text-box/>
      </draw:frame>
      <draw:custom-shape draw:style-name="Mgr4" draw:text-style-name="MP5" draw:layer="backgroundobjects" svg:width="2.752cm" svg:height="1.107cm" svg:x="22.648cm" svg:y="18.366cm">
        <text:list text:style-name="ML2">
          <text:list-header>
            <text:p text:style-name="MP4"><text:span text:style-name="MT2">Slide: <text:s/></text:span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5" draw:text-style-name="MP3" draw:layer="backgroundobjects" svg:x1="1.27cm" svg:y1="1.905cm" svg:x2="24.13cm" svg:y2="1.909cm">
        <text:p/>
      </draw:line>
      <draw:frame draw:style-name="Mgr6" draw:text-style-name="MP3" draw:layer="backgroundobjects" svg:width="5.737cm" svg:height="1.336cm" svg:x="18.415cm" svg:y="0.423cm">
        <draw:image xlink:href="Pictures/10000201000001900000005D1CC87F36.png" xlink:type="simple" xlink:show="embed" xlink:actuate="onLoad">
          <text:p/>
        </draw:image>
      </draw:frame>
      <draw:custom-shape draw:style-name="Mgr7" draw:text-style-name="MP6" draw:layer="backgroundobjects" svg:width="12.804cm" svg:height="0.684cm" svg:x="0.342cm" svg:y="18.319cm">
        <text:list text:style-name="ML2">
          <text:list-header>
            <text:p text:style-name="MP4"><text:span text:style-name="MT2">Copyright 2010 EnterpriseDB Corporation. <text:s text:c="2"/>Creative Commons 3.0 Attribution.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6" draw:layer="backgroundobjects" svg:width="6.141cm" svg:height="0.684cm" svg:x="14.372cm" svg:y="18.328cm">
        <text:list text:style-name="ML2">
          <text:list-header>
            <text:p text:style-name="MP4"><text:span text:style-name="MT2">Basics of PostgreSQL Configuration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9" draw:text-style-name="MP7" draw:layer="backgroundobjects" svg:width="19.05cm" svg:height="25.4cm" svg:x="0cm" svg:y="0cm">
          <text:p/>
        </draw:rect>
        <draw:custom-shape draw:style-name="Mgr10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9" draw:layer="backgroundobjects" svg:width="8.25cm" svg:height="1.267cm" svg:x="10.791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  <draw:custom-shape draw:style-name="Mgr11" draw:text-style-name="MP5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9" draw:layer="backgroundobjects" svg:width="8.25cm" svg:height="1.266cm" svg:x="10.791cm" svg:y="24.124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style-name="Mgr3" draw:text-style-name="MP3" draw:layer="backgroundobjects" svg:x1="-0.035cm" svg:y1="18.658cm" svg:x2="25.365cm" svg:y2="18.662cm">
        <text:p/>
      </draw:line>
      <draw:custom-shape draw:style-name="Mgr4" draw:text-style-name="MP5" draw:layer="backgroundobjects" svg:width="2.752cm" svg:height="1.107cm" svg:x="22.648cm" svg:y="18.366cm">
        <text:list text:style-name="ML2">
          <text:list-header>
            <text:p text:style-name="MP4"><text:span text:style-name="MT2">Slide: <text:s/></text:span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5" draw:text-style-name="MP3" draw:layer="backgroundobjects" svg:x1="1.27cm" svg:y1="1.905cm" svg:x2="24.13cm" svg:y2="1.909cm">
        <text:p/>
      </draw:line>
      <draw:frame draw:style-name="Mgr6" draw:text-style-name="MP3" draw:layer="backgroundobjects" svg:width="5.737cm" svg:height="1.336cm" svg:x="18.415cm" svg:y="0.423cm">
        <draw:image xlink:href="Pictures/10000201000001900000005D1CC87F36.png" xlink:type="simple" xlink:show="embed" xlink:actuate="onLoad">
          <text:p/>
        </draw:image>
      </draw:frame>
      <draw:custom-shape draw:style-name="Mgr12" draw:text-style-name="MP5" draw:layer="backgroundobjects" svg:width="7.593cm" svg:height="1.277cm" svg:x="7.232cm" svg:y="4.022cm">
        <text:list text:style-name="ML2">
          <text:list-header>
            <text:p text:style-name="MP10"><text:span text:style-name="MT4">Presentation Titl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2" draw:text-style-name="MP5" draw:layer="backgroundobjects" svg:width="6.475cm" svg:height="0.937cm" svg:x="12.113cm" svg:y="5.411cm">
        <text:list text:style-name="ML2">
          <text:list-header>
            <text:p text:style-name="MP10"><text:span text:style-name="MT5">Presentation Sub-Title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6" draw:text-style-name="MP3" draw:layer="backgroundobjects" svg:width="22.86cm" svg:height="15.028cm" svg:x="1.27cm" svg:y="1.905cm">
        <draw:image xlink:href="Pictures/10000000000003C3000002196290F91A.png" xlink:type="simple" xlink:show="embed" xlink:actuate="onLoad">
          <text:p/>
        </draw:image>
      </draw:frame>
      <draw:frame presentation:style-name="Title1-title" draw:layer="backgroundobjects" svg:width="17.353cm" svg:height="1.773cm" svg:x="1.057cm" svg:y="0.212cm" presentation:class="title" presentation:placeholder="true">
        <draw:text-box/>
      </draw:frame>
      <draw:frame presentation:style-name="Title1-outline1" draw:layer="backgroundobjects" svg:width="22.856cm" svg:height="13.627cm" svg:x="1.27cm" svg:y="3.387cm" presentation:class="outline" presentation:placeholder="true">
        <draw:text-box/>
      </draw:frame>
      <draw:custom-shape draw:style-name="Mgr12" draw:text-style-name="MP5" draw:layer="backgroundobjects" svg:width="12.804cm" svg:height="0.684cm" svg:x="0.342cm" svg:y="18.318cm">
        <text:list text:style-name="ML2">
          <text:list-header>
            <text:p text:style-name="MP4"><text:span text:style-name="MT2">Copyright 2010 EnterpriseDB Corporation. <text:s text:c="2"/>Creative Commons 3.0 Attribution.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9" draw:text-style-name="MP7" draw:layer="backgroundobjects" svg:width="19.05cm" svg:height="25.4cm" svg:x="0cm" svg:y="0cm">
          <text:p/>
        </draw:rect>
        <draw:custom-shape draw:style-name="Mgr10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9" draw:layer="backgroundobjects" svg:width="8.25cm" svg:height="1.267cm" svg:x="10.791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  <draw:custom-shape draw:style-name="Mgr11" draw:text-style-name="MP5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9" draw:layer="backgroundobjects" svg:width="8.25cm" svg:height="1.266cm" svg:x="10.791cm" svg:y="24.124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initial-creator>Robert Haas</meta:initial-creator>
    <meta:creation-date>2010-05-17T11:41:45</meta:creation-date>
    <dc:creator>Robert Haas</dc:creator>
    <dc:date>2010-11-08T13:44:46</dc:date>
    <meta:editing-cycles>41</meta:editing-cycles>
    <meta:editing-duration>PT15H53M09S</meta:editing-duration>
    <meta:generator>OpenOffice.org/3.2$Unix OpenOffice.org_project/320m12$Build-9483</meta:generator>
    <meta:document-statistic meta:object-count="136"/>
  </office:meta>
</office:document-meta>
</file>